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7"/>
    <style:style style:name="P9" style:family="paragraph" style:parent-style-name="Text_20_body" style:list-style-name="L16"/>
    <style:style style:name="P10" style:family="paragraph" style:parent-style-name="Text_20_body" style:list-style-name="L55">
      <style:text-properties style:font-name="ArialMT" fo:font-size="12pt"/>
    </style:style>
    <style:style style:name="P11" style:family="paragraph" style:parent-style-name="Text_20_body" style:list-style-name="L16">
      <style:paragraph-properties fo:margin-top="0.111in" fo:margin-bottom="0.111in"/>
    </style:style>
    <style:style style:name="P12" style:family="paragraph" style:parent-style-name="Text_20_body" style:list-style-name="L16">
      <style:paragraph-properties fo:margin-top="0.111in" fo:margin-bottom="0.111in"/>
      <style:text-properties fo:color="#000000"/>
    </style:style>
    <style:style style:name="P13" style:family="paragraph" style:parent-style-name="Text_20_body" style:list-style-name="L16">
      <style:paragraph-properties fo:margin-top="0.111in" fo:margin-bottom="0.111in"/>
      <style:text-properties fo:color="#fc0107"/>
    </style:style>
    <style:style style:name="P14"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7"/>
    <style:style style:name="P31" style:family="paragraph" style:parent-style-name="Standard" style:list-style-name="L18"/>
    <style:style style:name="P32" style:family="paragraph" style:parent-style-name="Standard" style:list-style-name="L19"/>
    <style:style style:name="P33" style:family="paragraph" style:parent-style-name="Standard" style:list-style-name="L20"/>
    <style:style style:name="P34" style:family="paragraph" style:parent-style-name="Standard" style:list-style-name="L21"/>
    <style:style style:name="P35" style:family="paragraph" style:parent-style-name="Standard" style:list-style-name="L22"/>
    <style:style style:name="P36" style:family="paragraph" style:parent-style-name="Standard" style:list-style-name="L23"/>
    <style:style style:name="P37" style:family="paragraph" style:parent-style-name="Standard" style:list-style-name="L24"/>
    <style:style style:name="P38" style:family="paragraph" style:parent-style-name="Standard" style:list-style-name="L25"/>
    <style:style style:name="P39" style:family="paragraph" style:parent-style-name="Standard" style:list-style-name="L26"/>
    <style:style style:name="P40" style:family="paragraph" style:parent-style-name="Standard" style:list-style-name="L27"/>
    <style:style style:name="P41" style:family="paragraph" style:parent-style-name="Standard" style:list-style-name="L28"/>
    <style:style style:name="P42" style:family="paragraph" style:parent-style-name="Standard" style:list-style-name="L29"/>
    <style:style style:name="P43" style:family="paragraph" style:parent-style-name="Standard" style:list-style-name="L30"/>
    <style:style style:name="P44" style:family="paragraph" style:parent-style-name="Standard" style:list-style-name="L31"/>
    <style:style style:name="P45" style:family="paragraph" style:parent-style-name="Standard" style:list-style-name="L32"/>
    <style:style style:name="P46" style:family="paragraph" style:parent-style-name="Standard" style:list-style-name="L33"/>
    <style:style style:name="P47" style:family="paragraph" style:parent-style-name="Standard" style:list-style-name="L34"/>
    <style:style style:name="P48" style:family="paragraph" style:parent-style-name="Standard" style:list-style-name="L35"/>
    <style:style style:name="P49" style:family="paragraph" style:parent-style-name="Standard" style:list-style-name="L36"/>
    <style:style style:name="P50" style:family="paragraph" style:parent-style-name="Standard" style:list-style-name="L37"/>
    <style:style style:name="P51" style:family="paragraph" style:parent-style-name="Standard" style:list-style-name="L38"/>
    <style:style style:name="P52" style:family="paragraph" style:parent-style-name="Standard" style:list-style-name="L39"/>
    <style:style style:name="P53" style:family="paragraph" style:parent-style-name="Standard" style:list-style-name="L40"/>
    <style:style style:name="P54" style:family="paragraph" style:parent-style-name="Standard" style:list-style-name="L41"/>
    <style:style style:name="P55" style:family="paragraph" style:parent-style-name="Standard" style:list-style-name="L42"/>
    <style:style style:name="P56" style:family="paragraph" style:parent-style-name="Standard" style:list-style-name="L43"/>
    <style:style style:name="P57" style:family="paragraph" style:parent-style-name="Standard" style:list-style-name="L44"/>
    <style:style style:name="P58" style:family="paragraph" style:parent-style-name="Standard" style:list-style-name="L45"/>
    <style:style style:name="P59" style:family="paragraph" style:parent-style-name="Standard" style:list-style-name="L46"/>
    <style:style style:name="P60" style:family="paragraph" style:parent-style-name="Standard" style:list-style-name="L47"/>
    <style:style style:name="P61" style:family="paragraph" style:parent-style-name="Standard" style:list-style-name="L48"/>
    <style:style style:name="P62" style:family="paragraph" style:parent-style-name="Standard" style:list-style-name="L49"/>
    <style:style style:name="P63" style:family="paragraph" style:parent-style-name="Standard" style:list-style-name="L50"/>
    <style:style style:name="P64" style:family="paragraph" style:parent-style-name="Standard" style:list-style-name="L51"/>
    <style:style style:name="P65" style:family="paragraph" style:parent-style-name="Standard" style:list-style-name="L52"/>
    <style:style style:name="P66" style:family="paragraph" style:parent-style-name="Standard" style:list-style-name="L53"/>
    <style:style style:name="P67" style:family="paragraph" style:parent-style-name="Standard" style:list-style-name="L54"/>
    <style:style style:name="P68" style:family="paragraph" style:parent-style-name="Standard" style:list-style-name="L56"/>
    <style:style style:name="P69" style:family="paragraph" style:parent-style-name="Standard" style:list-style-name="L57"/>
    <style:style style:name="P70" style:family="paragraph" style:parent-style-name="Standard" style:list-style-name="L58"/>
    <style:style style:name="P71" style:family="paragraph" style:parent-style-name="Standard" style:list-style-name="L59"/>
    <style:style style:name="P72" style:family="paragraph" style:parent-style-name="Standard" style:list-style-name="L60"/>
    <style:style style:name="P73" style:family="paragraph" style:parent-style-name="Standard" style:list-style-name="L61"/>
    <style:style style:name="P74" style:family="paragraph" style:parent-style-name="Standard" style:list-style-name="L62"/>
    <style:style style:name="P75" style:family="paragraph" style:parent-style-name="Standard" style:list-style-name="L63"/>
    <style:style style:name="P76" style:family="paragraph" style:parent-style-name="Standard" style:list-style-name="L64"/>
    <style:style style:name="P77" style:family="paragraph" style:parent-style-name="Standard" style:list-style-name="L65"/>
    <style:style style:name="P78" style:family="paragraph" style:parent-style-name="Standard" style:list-style-name="L66"/>
    <style:style style:name="P79" style:family="paragraph" style:parent-style-name="Standard" style:list-style-name="L67"/>
    <style:style style:name="P80" style:family="paragraph" style:parent-style-name="Standard" style:list-style-name="L68"/>
    <style:style style:name="P81" style:family="paragraph" style:parent-style-name="Standard" style:list-style-name="L69"/>
    <style:style style:name="P82" style:family="paragraph" style:parent-style-name="Standard" style:list-style-name="L70"/>
    <style:style style:name="P83" style:family="paragraph" style:parent-style-name="Standard" style:list-style-name="L71"/>
    <style:style style:name="P84" style:family="paragraph" style:parent-style-name="Standard" style:list-style-name="L72"/>
    <style:style style:name="P85" style:family="paragraph" style:parent-style-name="Standard" style:list-style-name="L73"/>
    <style:style style:name="P86" style:family="paragraph" style:parent-style-name="Standard" style:list-style-name="L74"/>
    <style:style style:name="P87" style:family="paragraph" style:parent-style-name="Standard" style:list-style-name="L75"/>
    <style:style style:name="P88" style:family="paragraph" style:parent-style-name="Standard" style:list-style-name="L76"/>
    <style:style style:name="P89" style:family="paragraph" style:parent-style-name="Standard" style:list-style-name="L77"/>
    <style:style style:name="P90" style:family="paragraph" style:parent-style-name="Standard" style:list-style-name="L78"/>
    <style:style style:name="P91" style:family="paragraph" style:parent-style-name="Standard" style:list-style-name="L79"/>
    <style:style style:name="P92" style:family="paragraph" style:parent-style-name="Standard" style:list-style-name="L80"/>
    <style:style style:name="P93" style:family="paragraph" style:parent-style-name="Standard" style:list-style-name="L81"/>
    <style:style style:name="P94" style:family="paragraph" style:parent-style-name="Standard" style:list-style-name="L82"/>
    <style:style style:name="P95" style:family="paragraph" style:parent-style-name="Standard" style:list-style-name="L83"/>
    <style:style style:name="P96" style:family="paragraph" style:parent-style-name="Standard" style:list-style-name="L84"/>
    <style:style style:name="P97" style:family="paragraph" style:parent-style-name="Standard" style:list-style-name="L85"/>
    <style:style style:name="P98" style:family="paragraph" style:parent-style-name="Standard" style:list-style-name="L86"/>
    <style:style style:name="P99" style:family="paragraph" style:parent-style-name="Standard" style:list-style-name="L87"/>
    <style:style style:name="P100" style:family="paragraph" style:parent-style-name="Standard" style:list-style-name="L88"/>
    <style:style style:name="P101" style:family="paragraph" style:parent-style-name="Standard" style:list-style-name="L89"/>
    <style:style style:name="P102" style:family="paragraph" style:parent-style-name="Standard" style:list-style-name="L90"/>
    <style:style style:name="P103" style:family="paragraph" style:parent-style-name="Standard" style:list-style-name="L91"/>
    <style:style style:name="P104" style:family="paragraph" style:parent-style-name="Standard" style:list-style-name="L92"/>
    <style:style style:name="P105" style:family="paragraph" style:parent-style-name="Standard" style:list-style-name="L93"/>
    <style:style style:name="P106" style:family="paragraph" style:parent-style-name="Standard" style:list-style-name="L94"/>
    <style:style style:name="P107" style:family="paragraph" style:parent-style-name="Standard" style:list-style-name="L95"/>
    <style:style style:name="P108" style:family="paragraph" style:parent-style-name="Standard" style:list-style-name="L96"/>
    <style:style style:name="P109" style:family="paragraph" style:parent-style-name="Standard" style:list-style-name="L97"/>
    <style:style style:name="P110" style:family="paragraph" style:parent-style-name="Standard" style:list-style-name="L98"/>
    <style:style style:name="P111" style:family="paragraph" style:parent-style-name="Standard" style:list-style-name="L99"/>
    <style:style style:name="P112" style:family="paragraph" style:parent-style-name="Standard" style:list-style-name="L100"/>
    <style:style style:name="P113" style:family="paragraph" style:parent-style-name="Standard" style:list-style-name="L101"/>
    <style:style style:name="P114" style:family="paragraph" style:parent-style-name="Standard" style:list-style-name="L102"/>
    <style:style style:name="P115" style:family="paragraph" style:parent-style-name="Standard" style:list-style-name="L103"/>
    <style:style style:name="P116" style:family="paragraph" style:parent-style-name="Standard" style:list-style-name="L104"/>
    <style:style style:name="P117" style:family="paragraph" style:parent-style-name="Standard" style:list-style-name="L105"/>
    <style:style style:name="P118" style:family="paragraph" style:parent-style-name="Standard" style:list-style-name="L106"/>
    <style:style style:name="P119" style:family="paragraph" style:parent-style-name="Standard" style:list-style-name="L107"/>
    <style:style style:name="P120" style:family="paragraph" style:parent-style-name="Standard" style:list-style-name="L108"/>
    <style:style style:name="P121" style:family="paragraph" style:parent-style-name="Standard" style:list-style-name="L109"/>
    <style:style style:name="P122" style:family="paragraph" style:parent-style-name="Standard" style:list-style-name="L110"/>
    <style:style style:name="P123" style:family="paragraph" style:parent-style-name="Standard" style:list-style-name="L111"/>
    <style:style style:name="P124" style:family="paragraph" style:parent-style-name="Standard" style:list-style-name="L112"/>
    <style:style style:name="P125" style:family="paragraph" style:parent-style-name="Standard" style:list-style-name="L113"/>
    <style:style style:name="P126" style:family="paragraph" style:parent-style-name="Standard" style:list-style-name="L114"/>
    <style:style style:name="P127" style:family="paragraph" style:parent-style-name="Standard" style:list-style-name="L115"/>
    <style:style style:name="P128" style:family="paragraph" style:parent-style-name="Standard" style:list-style-name="L116"/>
    <style:style style:name="P129" style:family="paragraph" style:parent-style-name="Standard" style:list-style-name="L117"/>
    <style:style style:name="P130" style:family="paragraph" style:parent-style-name="Standard" style:list-style-name="L118"/>
    <style:style style:name="P131" style:family="paragraph" style:parent-style-name="Standard" style:list-style-name="L119"/>
    <style:style style:name="P132" style:family="paragraph" style:parent-style-name="Standard" style:list-style-name="L120"/>
    <style:style style:name="P133" style:family="paragraph" style:parent-style-name="Standard" style:list-style-name="L121"/>
    <style:style style:name="P134" style:family="paragraph" style:parent-style-name="Standard" style:list-style-name="L122"/>
    <style:style style:name="P135" style:family="paragraph" style:parent-style-name="Standard" style:list-style-name="L123"/>
    <style:style style:name="P136" style:family="paragraph" style:parent-style-name="Standard" style:list-style-name="L124"/>
    <style:style style:name="P137" style:family="paragraph" style:parent-style-name="Standard" style:list-style-name="L125"/>
    <style:style style:name="P138" style:family="paragraph" style:parent-style-name="Standard" style:list-style-name="L126"/>
    <style:style style:name="P139" style:family="paragraph" style:parent-style-name="Standard" style:list-style-name="L127"/>
    <style:style style:name="P140" style:family="paragraph" style:parent-style-name="Standard" style:list-style-name="L128"/>
    <style:style style:name="P141" style:family="paragraph" style:parent-style-name="Standard" style:list-style-name="L129"/>
    <style:style style:name="P142" style:family="paragraph" style:parent-style-name="Standard" style:list-style-name="L130"/>
    <style:style style:name="P143" style:family="paragraph" style:parent-style-name="Standard" style:list-style-name="L131"/>
    <style:style style:name="P144" style:family="paragraph" style:parent-style-name="Standard" style:list-style-name="L132"/>
    <style:style style:name="P145" style:family="paragraph" style:parent-style-name="Standard" style:list-style-name="L133"/>
    <style:style style:name="P146" style:family="paragraph" style:parent-style-name="Standard" style:list-style-name="L134"/>
    <style:style style:name="P147" style:family="paragraph" style:parent-style-name="Standard" style:list-style-name="L135"/>
    <style:style style:name="P148" style:family="paragraph" style:parent-style-name="Standard" style:list-style-name="L136"/>
    <style:style style:name="P149" style:family="paragraph" style:parent-style-name="Standard" style:list-style-name="L137"/>
    <style:style style:name="P150" style:family="paragraph" style:parent-style-name="Standard" style:list-style-name="L138">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c0107" fo:font-weight="bold" loext:opacity="100%"/>
    </style:style>
    <style:style style:name="T13" style:family="text">
      <style:text-properties fo:color="#fc0107" fo:font-weight="bold" style:font-weight-asian="bold" style:font-weight-complex="bold" loext:opacity="100%"/>
    </style:style>
    <style:style style:name="T14" style:family="text">
      <style:text-properties fo:color="#c5000b" fo:font-weight="bold" style:font-weight-asian="bold" style:font-weight-complex="bold" loext:opacity="100%"/>
    </style:style>
    <style:style style:name="T15" style:family="text">
      <style:text-properties fo:color="#cc0000"/>
    </style:style>
    <style:style style:name="T16" style:family="text">
      <style:text-properties fo:color="#cc0000" loext:opacity="100%"/>
    </style:style>
    <style:style style:name="T17" style:family="text">
      <style:text-properties fo:color="#cc3300" fo:font-weight="bold" style:font-weight-asian="bold" style:font-weight-complex="bold"/>
    </style:style>
    <style:style style:name="T18" style:family="text">
      <style:text-properties fo:color="#ff0000"/>
    </style:style>
    <style:style style:name="T19" style:family="text">
      <style:text-properties fo:color="#800000"/>
    </style:style>
    <style:style style:name="T20" style:family="text">
      <style:text-properties fo:color="#3333ff" fo:font-weight="bold" style:font-weight-asian="bold" style:font-weight-complex="bold"/>
    </style:style>
    <style:style style:name="T21" style:family="text">
      <style:text-properties fo:color="#0000ff"/>
    </style:style>
    <style:style style:name="T22"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Version history <text:s/>(PyOTE description is at end)</text:p>
      <text:p text:style-name="Standard"/>
      <text:p text:style-name="Standard">version 4.2.8</text:p>
      <text:list xml:id="list6840682342779223992" text:style-name="L1">
        <text:list-item>
          <text:p text:style-name="P15">fixes 'trim problem'<text:line-break/></text:p>
        </text:list-item>
        <text:list-item>
          <text:p text:style-name="P15">adds 'step by' buttons that change the smoothing interval spinbox step size.<text:line-break/></text:p>
        </text:list-item>
      </text:list>
      <text:p text:style-name="Standard">version 4.2.6</text:p>
      <text:list xml:id="list7061498922819467863" text:style-name="L2">
        <text:list-item>
          <text:p text:style-name="P16">tidies up the lightcurve panel a bit and changes color samples for target and reference curves.<text:line-break/></text:p>
        </text:list-item>
      </text:list>
      <text:p text:style-name="Standard">version 4.2.5</text:p>
      <text:list xml:id="list382511304339611499" text:style-name="L3">
        <text:list-item>
          <text:p text:style-name="P17">completes implementation of the time shift (left/right shift) of the reference curve for normalization.<text:line-break/></text:p>
        </text:list-item>
        <text:list-item>
          <text:p text:style-name="P17">adds dot color samples next to the lightcurve titles.<text:line-break/></text:p>
        </text:list-item>
      </text:list>
      <text:p text:style-name="Standard">version 4.2.4</text:p>
      <text:list xml:id="list9158068605099242665" text:style-name="L4">
        <text:list-item>
          <text:p text:style-name="P18">makes tab/panel order sticky<text:line-break/></text:p>
        </text:list-item>
        <text:list-item>
          <text:p text:style-name="P18">analysis tab always opens first, but automatic switch to Lightcurves tab occurs upon file read.<text:line-break/></text:p>
        </text:list-item>
        <text:list-item>
          <text:p text:style-name="P18">'target' lightcurve cannot no longer be moved up or down. If there is an overlapping lightcurve, move the non-target lightcurve to clear the overlap.<text:line-break/></text:p>
        </text:list-item>
      </text:list>
      <text:p text:style-name="Standard">version 4.2.3</text:p>
      <text:list xml:id="list5837530530053015673" text:style-name="L5">
        <text:list-item>
          <text:p text:style-name="P19">fixes block integration that was broken by the new lightcurve selection code.<text:line-break/></text:p>
        </text:list-item>
        <text:list-item>
          <text:p text:style-name="P19">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974140220300242740" text:style-name="L6">
        <text:list-item>
          <text:p text:style-name="P20">adds logging/reporting of the curve (if any) used for normalization and the smoothing interval used.<text:line-break/> </text:p>
        </text:list-item>
      </text:list>
      <text:p text:style-name="Standard">version 4.2.2</text:p>
      <text:list xml:id="list2064919800469087193" text:style-name="L7">
        <text:list-item>
          <text:p text:style-name="P21">adds a new tab/panel for controlling the display of lightcurves. From the 'help button' on that tab:</text:p>
          <text:p text:style-name="P21"/>
          <text:p text:style-name="P8"><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1"> </text:span><text:span text:style-name="T22">targe</text:span>t lightcurve is always drawn with bright blue dots.</text:p>
      <text:p text:style-name="P7">If a lightcurve is selected as a <text:span text:style-name="T22">reference</text:span> to be used for normalization, it is always drawn with bright green dots.</text:p>
      <text:p text:style-name="P7"><text:soft-page-break/>Unless a lightcurve is designated as a <text:span text:style-name="T22">target</text:span> (curve to be analyzed for an event) or is designated as a <text:span text:style-name="T22">reference</text:span> lightcurve, its dot color depends on the row it is in - every row has a unique color other than blue or green.</text:p>
      <text:p text:style-name="P7">Lightcurves can be displaced up or down using the<text:span text:style-name="T21"> </text:span><text:span text:style-name="T22">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2">target</text:span>.</text:p>
      <text:p text:style-name="P7">There can be either 0 or 1 lightcurve selected as a <text:span text:style-name="T22">reference</text:span> for normalization.</text:p>
      <text:p text:style-name="P7">Normalization is applied whenever the<text:span text:style-name="T21"> </text:span><text:span text:style-name="T22">normalization reference curve smoothing interval</text:span> spinbox is changed from 0. Whenever this number is changed, a new normalization will result. If this number is returned to zero, all normalization is removed and the original values restored.</text:p>
      <text:p text:style-name="P7">The <text:span text:style-name="T22">X offset</text:span> spinbox is not yet implemented. Its (future) purpose is to allow the <text:span text:style-name="T22">reference</text:span> curve used for normalization to be 'time shifted' for those cases where a drifting cloud affects lightcurves at slightly different times.<office:annotation><dc:date>2022-03-05T06:56:49</dc:date><text:p>&lt;!--EndFragment--&gt;</text:p></office:annotation></text:p>
      <text:list xml:id="list1504806151" text:continue-numbering="true" text:style-name="L7">
        <text:list-item>
          <text:p text:style-name="P21">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21">added (back again) a spinbox on the Setting/Misc. Tab that allows the dot size used in lightcurve plots to be changed.<text:line-break/></text:p>
        </text:list-item>
      </text:list>
      <text:p text:style-name="Standard">version 4.2.1</text:p>
      <text:list xml:id="list4515742215115184304" text:style-name="L8">
        <text:list-item>
          <text:p text:style-name="P22">fixed final report showing NE3 stuff even when NE3 not in use was checked.<text:line-break/></text:p>
        </text:list-item>
      </text:list>
      <text:p text:style-name="Standard">version 4.2.0</text:p>
      <text:list xml:id="list9082465841210121633" text:style-name="L9">
        <text:list-item>
          <text:p text:style-name="P23">improves annotation on <text:span text:style-name="T20">Detectability</text:span> plots by including the magDrop information.<text:line-break/></text:p>
        </text:list-item>
        <text:list-item>
          <text:p text:style-name="P23">eliminates the display of negative drops in the False-Positive histogram<text:line-break/> </text:p>
        </text:list-item>
      </text:list>
      <text:p text:style-name="Standard">version 4.1.9</text:p>
      <text:list xml:id="list2825642815261545206" text:style-name="L10">
        <text:list-item>
          <text:p text:style-name="P24">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6518951339905871297" text:style-name="L11">
        <text:list-item>
          <text:p text:style-name="P25">adds option to write sample light-curve from detectability analysis to a csv file that be imported to PyOTE.<text:line-break/></text:p>
        </text:list-item>
      </text:list>
      <text:p text:style-name="Standard">version 4.1.7</text:p>
      <text:list xml:id="list3673452811013066603" text:style-name="L12">
        <text:list-item>
          <text:p text:style-name="P26"><text:soft-page-break/>adds the requirement to specify an observation duration when doing a detectability test<text:line-break/></text:p>
        </text:list-item>
        <text:list-item>
          <text:p text:style-name="P26">during a detectability test, if a detectable event was found, a sample light-curve showing such an event is plotted, otherwise the normal False-Positive plot will be shown.<text:line-break/></text:p>
        </text:list-item>
      </text:list>
      <text:p text:style-name="Standard">version 4.1.6</text:p>
      <text:list xml:id="list848897372113968794" text:style-name="L13">
        <text:list-item>
          <text:p text:style-name="P27">reenables Cholesky failure messages (disabled for testing)<text:line-break/></text:p>
        </text:list-item>
        <text:list-item>
          <text:p text:style-name="P27">Adds test to detectability routine so that the user cannot give an event duration that requires more points than are available in the observation.<text:line-break/></text:p>
        </text:list-item>
      </text:list>
      <text:p text:style-name="Standard">version 4.1.5</text:p>
      <text:list xml:id="list2405278024251176146" text:style-name="L14">
        <text:list-item>
          <text:p text:style-name="P28">changed error bar calculation reporting so that the the value reported in the containment interval report matches that reported in the Excel final report when there is no asymmetry present.</text:p>
          <text:p text:style-name="P28"/>
        </text:list-item>
      </text:list>
      <text:p text:style-name="Standard">version 4.1.4</text:p>
      <text:list xml:id="list917973973679753495" text:style-name="L15">
        <text:list-item>
          <text:p text:style-name="P29">This version adds tools needed to make best use of the Night Eagle 3 camera, the successor to the Night Eagle Astro camera (which is no longer in production). They are all grouped on a new tab page titled <text:span text:style-name="T19">Night Eagle 3</text:span>.<text:line-break/></text:p>
        </text:list-item>
      </text:list>
      <text:list xml:id="list1920476769305330048" text:style-name="L16">
        <text:list-item>
          <text:p text:style-name="P9"><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1">For the Night Eagle 3, times extracted by PyOTE require only a VTI correction (if you use an IOTA VTI, there is no correction at all needed).</text:p>
        </text:list-item>
        <text:list-item>
          <text:p text:style-name="P11">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ext:soft-page-break/>to linearize the recording (i.e., invert the 0.75 gamma curve of the camera).</text:p>
        </text:list-item>
        <text:list-item>
          <text:p text:style-name="P11">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2">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3">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4158566897915558409" text:style-name="L17">
        <text:list-header>
          <text:p text:style-name="P30"/>
        </text:list-header>
      </text:list>
      <text:p text:style-name="Standard">version 4.1.2</text:p>
      <text:list xml:id="list5042337151579411190" text:style-name="L18">
        <text:list-item>
          <text:p text:style-name="P31">fixes bug when D only search has been selected<text:line-break/></text:p>
        </text:list-item>
      </text:list>
      <text:p text:style-name="Standard">version 4.1.1</text:p>
      <text:list xml:id="list9134762541851000115" text:style-name="L19">
        <text:list-item>
          <text:p text:style-name="P32">fixes bug where signal columns beyond four were being read <text:s/>as duplicates of column 5.<text:line-break/></text:p>
        </text:list-item>
      </text:list>
      <text:p text:style-name="Standard">version 4.1.0</text:p>
      <text:list xml:id="list1530186202384502782" text:style-name="L20">
        <text:list-item>
          <text:p text:style-name="P33">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4822428590612969006" text:style-name="L21">
        <text:list-item>
          <text:p text:style-name="P34">fixes issue where PyOTE could not read files that it had written.<text:line-break/></text:p>
        </text:list-item>
      </text:list>
      <text:p text:style-name="Standard">version 4.0.8</text:p>
      <text:list xml:id="list6596083605245539856" text:style-name="L22">
        <text:list-item>
          <text:p text:style-name="P35">fixes bug (introduced by a misspelling in version 4.0.7) that kept csv files with more than four apertures from runnig.<text:line-break/><text:soft-page-break/></text:p>
        </text:list-item>
      </text:list>
      <text:p text:style-name="Standard">version 4.0.7</text:p>
      <text:list xml:id="list8526580505986626599" text:style-name="L23">
        <text:list-item>
          <text:p text:style-name="P36">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7260815313774575765" text:style-name="L24">
        <text:list-item>
          <text:p text:style-name="P37">minor GUI changes<text:line-break/></text:p>
        </text:list-item>
      </text:list>
      <text:p text:style-name="Standard">version 4.0.5</text:p>
      <text:list xml:id="list927572583247246086" text:style-name="L25">
        <text:list-item>
          <text:p text:style-name="P38">if you click outside the light-curve, the closest point will be toggled (so you don't have to zoom in to select the leftmost or rightmost point in a light-curve.<text:line-break/></text:p>
        </text:list-item>
        <text:list-item>
          <text:p text:style-name="P38">When baseline statistics are calculated, they are reported as <text:span text:style-name="T18">baseline mean</text:span> and <text:span text:style-name="T18">baseline snr</text:span> (instead of just snr, which is the term we use when a drop is present).<text:line-break/></text:p>
        </text:list-item>
      </text:list>
      <text:p text:style-name="Standard">version 4.0.4</text:p>
      <text:list xml:id="list5816863277038338156" text:style-name="L26">
        <text:list-item>
          <text:p text:style-name="P39">a few GUI changes<text:line-break/></text:p>
        </text:list-item>
        <text:list-item>
          <text:p text:style-name="P39">removed the Use as secondary check box. Now if secondary curve is selected (spinner is non-zero), it will be used automatically.<text:line-break/></text:p>
        </text:list-item>
      </text:list>
      <text:p text:style-name="Standard">version 4.0.3</text:p>
      <text:list xml:id="list277369843947580990" text:style-name="L27">
        <text:list-item>
          <text:p text:style-name="P40">implements a major GUI change: uses tabbed folders to group buttons and other controls. <text:line-break/></text:p>
        </text:list-item>
        <text:list-item>
          <text:p text:style-name="P40">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40">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805017984252892962" text:style-name="L28">
        <text:list-item>
          <text:p text:style-name="P41">removed a debug print statement that was inadvertently left in. It is responsible for the <text:soft-page-break/>“mouse event” messages polluting the log file.<text:line-break/></text:p>
        </text:list-item>
      </text:list>
      <text:p text:style-name="Standard">version 4.0.1</text:p>
      <text:list xml:id="list8086996998728236283" text:style-name="L29">
        <text:list-item>
          <text:p text:style-name="P42">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671646801064264748" text:style-name="L30">
        <text:list-item>
          <text:p text:style-name="P43">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8506583445995320480" text:style-name="L31">
        <text:list-item>
          <text:p text:style-name="P44">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1722546633997112730" text:style-name="L32">
        <text:list-item>
          <text:p text:style-name="P45">one more attempt to solve the gui sizing issue.<text:line-break/></text:p>
        </text:list-item>
        <text:list-item>
          <text:p text:style-name="P45">'sticky' settings are back but are now stored in <text:span text:style-name="T15">pyote.ini</text:span> instead of the<text:line-break/> obscure <text:span text:style-name="T15">simple-ote.ini<text:line-break/></text:span></text:p>
        </text:list-item>
      </text:list>
      <text:p text:style-name="Standard">version 3.9.7</text:p>
      <text:list xml:id="list1611273426782871006" text:style-name="L33">
        <text:list-item>
          <text:p text:style-name="P46">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text:soft-page-break/>version 3.9.6</text:p>
      <text:list xml:id="list387963636005157971" text:style-name="L34">
        <text:list-item>
          <text:p text:style-name="P47">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2774106354717898786" text:style-name="L35">
        <text:list-item>
          <text:p text:style-name="P48">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3172350242305409746" text:style-name="L36">
        <text:list-item>
          <text:p text:style-name="P49">attempts to fix over-size initial gui.<text:line-break/></text:p>
        </text:list-item>
      </text:list>
      <text:p text:style-name="Standard">version 3.9.3</text:p>
      <text:list xml:id="list2487202748791574550" text:style-name="L37">
        <text:list-item>
          <text:p text:style-name="P50">makes various improvements to the 'detectability' calculator to make it easier to use.<text:line-break/></text:p>
        </text:list-item>
      </text:list>
      <text:p text:style-name="Standard">version 3.9.2</text:p>
      <text:list xml:id="list4227145253658809190" text:style-name="L38">
        <text:list-item>
          <text:p text:style-name="P51">adds a 'detectability' calculator for use in pre-planning event observation.<text:line-break/></text:p>
        </text:list-item>
        <text:list-item>
          <text:p text:style-name="P51">'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5742127720346836944" text:style-name="L39">
        <text:list-item>
          <text:p text:style-name="P52">adds an snr calculation to the <text:span text:style-name="T17">Calc baseline stats</text:span> button.<text:line-break/></text:p>
        </text:list-item>
      </text:list>
      <text:p text:style-name="Standard">version 3.9.0</text:p>
      <text:list xml:id="list5981623404629936282" text:style-name="L40">
        <text:list-item>
          <text:p text:style-name="P53">restored the right-click help to the <text:span text:style-name="T17">Mark baseline region</text:span> | <text:span text:style-name="T17">Clear baseline region</text:span> | <text:span text:style-name="T17">Calc baseline mean/sigma/corr coeffs</text:span> buttons that got lost during the scrollable gui experiment.<text:line-break/></text:p>
        </text:list-item>
      </text:list>
      <text:p text:style-name="Standard">version 3.8.9</text:p>
      <text:list xml:id="list3838234801115046332" text:style-name="L41">
        <text:list-item>
          <text:p text:style-name="P54">Changed the label on the <text:span text:style-name="T17">Write csv file</text:span> button to <text:span text:style-name="T17">Save current light-curve</text:span> to more intuitively suggest what is hiding behind this button.<text:line-break/></text:p>
        </text:list-item>
      </text:list>
      <text:p text:style-name="Standard">version 3.8.8</text:p>
      <text:list xml:id="list4735915033674972492" text:style-name="L42">
        <text:list-item>
          <text:p text:style-name="P55">fixed a bug that sometimes kept events that contained a single point at the bottom from producing a report.<text:line-break/></text:p>
        </text:list-item>
      </text:list>
      <text:p text:style-name="Standard">version 3.8.7</text:p>
      <text:list xml:id="list7859374899360301035" text:style-name="L43">
        <text:list-item>
          <text:p text:style-name="P56"><text:soft-page-break/>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123149415629485856" text:style-name="L44">
        <text:list-item>
          <text:p text:style-name="P57">checks for only a single light-curve in the csv file which was causing a 'list index out of range' error message<text:line-break/></text:p>
        </text:list-item>
      </text:list>
      <text:p text:style-name="Standard">version 3.8.5</text:p>
      <text:list xml:id="list7277407920367661938" text:style-name="L45">
        <text:list-item>
          <text:p text:style-name="P58">changed the way QGridLayout was referenced.<text:line-break/></text:p>
        </text:list-item>
      </text:list>
      <text:p text:style-name="Standard">version 3.8.4</text:p>
      <text:list xml:id="list1107280851737962351" text:style-name="L46">
        <text:list-item>
          <text:p text:style-name="P59">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59"/>
        </text:list-item>
      </text:list>
      <text:p text:style-name="Standard">version 3.8.3</text:p>
      <text:list xml:id="list4848054500204308861" text:style-name="L47">
        <text:list-item>
          <text:p text:style-name="P60">adds display of light-curve name (if available in the csv file) to the curve-to-be-analyzed and the normalization curve next to their selection spinners.<text:line-break/></text:p>
        </text:list-item>
      </text:list>
      <text:p text:style-name="Standard">version 3.8.2</text:p>
      <text:list xml:id="list4143226212370585547" text:style-name="L48">
        <text:list-item>
          <text:p text:style-name="P61">3.7.5 introduced a scrollable GUI for small screens. Unfortunately, that caused resizing problem for all users. The version reverts back to the original GUI design.<text:line-break/></text:p>
        </text:list-item>
        <text:list-item>
          <text:p text:style-name="P61">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3528577739426402560" text:style-name="L49">
        <text:list-item>
          <text:p text:style-name="P62">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2493990093839668928" text:style-name="L50">
        <text:list-item>
          <text:p text:style-name="P63">adds a tutorial button to supply a quick-start for new or infrequent users.<text:line-break/></text:p>
        </text:list-item>
      </text:list>
      <text:p text:style-name="Standard">version 3.7.9</text:p>
      <text:list xml:id="list2005371433059348982" text:style-name="L51">
        <text:list-item>
          <text:p text:style-name="P64">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text:soft-page-break/>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8268067279630508498" text:style-name="L52">
        <text:list-item>
          <text:p text:style-name="P65">added visible left, top, and bottom axes to main plot (with ticks to make easier to associate timestamp with point).<text:line-break/></text:p>
        </text:list-item>
      </text:list>
      <text:p text:style-name="Standard">version 3.7.7</text:p>
      <text:list xml:id="list6678704065499821458" text:style-name="L53">
        <text:list-item>
          <text:p text:style-name="P66">if timestamps are available in the csv file, they are used as x axis labels in the main plot.<text:line-break/></text:p>
        </text:list-item>
      </text:list>
      <text:p text:style-name="Standard">version 3.7.6</text:p>
      <text:list xml:id="list6013929243070951446" text:style-name="L54">
        <text:list-item>
          <text:p text:style-name="P67">changed the way QMainWindow and Qapplication were referenced to accommodate the latest Anaconda version, which has reorganized where those modules are stored. </text:p>
          <text:p text:style-name="P67">This was causing a fatal startup error.<text:line-break/> </text:p>
        </text:list-item>
      </text:list>
      <text:p text:style-name="Standard">version 3.7.5</text:p>
      <text:list xml:id="list1819877725729406659" text:style-name="L55">
        <text:list-item>
          <text:p text:style-name="P1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455931176959935659" text:style-name="L56">
        <text:list-item>
          <text:p text:style-name="P68">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5251838549048888250" text:style-name="L57">
        <text:list-item>
          <text:p text:style-name="P69">adds code line needed by any Mac users that are running Big Sur<text:line-break/></text:p>
        </text:list-item>
      </text:list>
      <text:p text:style-name="Standard">version 3.7.2</text:p>
      <text:list xml:id="list4609410924268707596" text:style-name="L58">
        <text:list-item>
          <text:p text:style-name="P70">fixes bug that caused all analysis attempts to 'stall'</text:p>
        </text:list-item>
      </text:list>
      <text:p text:style-name="Standard"/>
      <text:p text:style-name="Standard">version 3.7.1</text:p>
      <text:list xml:id="list8493641140041522655" text:style-name="L59">
        <text:list-item>
          <text:p text:style-name="P71"><text:soft-page-break/>fixed a bug in the r limb angle entry<text:line-break/></text:p>
        </text:list-item>
      </text:list>
      <text:p text:style-name="Standard">version 3.7.0</text:p>
      <text:list xml:id="list7308053261185532663" text:style-name="L60">
        <text:list-item>
          <text:p text:style-name="P72">adds right-click help to ast speed label giving the equation to use if asteroid speed is not available but asteroid diameter and maximum duration are specified<text:line-break/></text:p>
        </text:list-item>
        <text:list-item>
          <text:p text:style-name="P72">adds suggestion to right-click help on penumbral fit checkbox for how to find the penumbral curve csv file that is provided for practice purposes.<text:line-break/></text:p>
        </text:list-item>
      </text:list>
      <text:p text:style-name="Standard">version 3.6.8</text:p>
      <text:list xml:id="list522385030868124290" text:style-name="L61">
        <text:list-item>
          <text:p text:style-name="P73">adds modeling of off centerline observations to lightcurve calibration curve generation<text:line-break/></text:p>
        </text:list-item>
      </text:list>
      <text:p text:style-name="Standard">version 3.6.7</text:p>
      <text:list xml:id="list5430422754410065030" text:style-name="L62">
        <text:list-item>
          <text:p text:style-name="P74">clarified the location of the Enable Manual Timestamp Entry checkbox in the pop-up message appears when there are no timestamps in the csv file.<text:line-break/></text:p>
        </text:list-item>
      </text:list>
      <text:p text:style-name="Standard">version 3.6.6</text:p>
      <text:list xml:id="list7826179061549221954" text:style-name="L63">
        <text:list-item>
          <text:p text:style-name="P75">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2613637426494242778" text:style-name="L64">
        <text:list-item>
          <text:p text:style-name="P76">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3023257424015527997" text:style-name="L65">
        <text:list-item>
          <text:p text:style-name="P77">version 3.6.2 would open .xlsx Report file on Mac, but not Windows. This version attempts to fix that (Windows needs a different command to open a file).<text:line-break/></text:p>
        </text:list-item>
      </text:list>
      <text:p text:style-name="Standard">version 3.6.2</text:p>
      <text:list xml:id="list1915850888885676473" text:style-name="L66">
        <text:list-item>
          <text:p text:style-name="P78"><text:soft-page-break/>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5921200848926203894" text:style-name="L67">
        <text:list-item>
          <text:p text:style-name="P79">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6">… fill Excel report </text:span>button<text:line-break/></text:p>
        </text:list-item>
      </text:list>
      <text:p text:style-name="Standard">version 3.6.0</text:p>
      <text:list xml:id="list4948511363028793874" text:style-name="L68">
        <text:list-item>
          <text:p text:style-name="P80"><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6">...</text:span><text:line-break/><text:line-break/><text:span text:style-name="T16">…</text:span> <text:span text:style-name="T16">MUST BE CONVERTED to .xlsx for use by PyOTE!<text:line-break/></text:span></text:p>
          <text:p text:style-name="P80"><text:span text:style-name="T16">… For Windows users, Excel will read an .xls file and save it as .xlsx<text:line-break/></text:span><text:span text:style-name="T16">…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6">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8728110271698029791" text:style-name="L69">
        <text:list-item>
          <text:p text:style-name="P81">fixed another bug in penumbral curve fit and removed diagnostic printouts.<text:line-break/></text:p>
        </text:list-item>
      </text:list>
      <text:p text:style-name="Standard">version 3.5.8</text:p>
      <text:list xml:id="list7165047239606139665" text:style-name="L70">
        <text:list-item>
          <text:p text:style-name="P82"><text:soft-page-break/>fixed a number of bugs in the penumbral curve fit code<text:line-break/></text:p>
        </text:list-item>
      </text:list>
      <text:p text:style-name="Standard">version 3.5.7</text:p>
      <text:list xml:id="list60347488455954793" text:style-name="L71">
        <text:list-item>
          <text:p text:style-name="P83">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6815522843274373993" text:style-name="L72">
        <text:list-item>
          <text:p text:style-name="P84">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2982466378274064650" text:style-name="L73">
        <text:list-item>
          <text:p text:style-name="P85">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2520145339532384005" text:style-name="L74">
        <text:list-item>
          <text:p text:style-name="P86">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4354370400753661391" text:style-name="L75">
        <text:list-item>
          <text:p text:style-name="P87">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9218523688683168109" text:style-name="L76">
        <text:list-item>
          <text:p text:style-name="P88">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text:soft-page-break/>version 3.5.1</text:p>
      <text:list xml:id="list927525227610134072" text:style-name="L77">
        <text:list-item>
          <text:p text:style-name="P89">Added additional references to the North American Excel Spreadsheet report in the new section of the final report that bangs on about the start-of-exposure timing convention.<text:line-break/></text:p>
        </text:list-item>
      </text:list>
      <text:p text:style-name="Standard">version 3.5.0</text:p>
      <text:list xml:id="list7483552845524284251" text:style-name="L78">
        <text:list-item>
          <text:p text:style-name="P90">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90">NEW: when 'trims' have been placed, a 'write csv' process will honor those values and produce a 'trimmed' output file.<text:line-break/></text:p>
        </text:list-item>
        <text:list-item>
          <text:p text:style-name="P90">NEW: when a light curve has been 'normalized', the changed values are written to the data table where, once again, a 'write csv' process will capture the results.<text:line-break/></text:p>
        </text:list-item>
        <text:list-item>
          <text:p text:style-name="P90">Added additional reminders that the start-of-exposure timestamp/timing convention is employed.</text:p>
        </text:list-item>
      </text:list>
      <text:p text:style-name="Standard"/>
      <text:p text:style-name="Standard">version 3.4.9</text:p>
      <text:list xml:id="list1510385247797949393" text:style-name="L79">
        <text:list-item>
          <text:p text:style-name="P91">Added some explanatory language to the “Excel report” section regarding the proper interpretation of the 'false positive probability' number.<text:line-break/></text:p>
        </text:list-item>
      </text:list>
      <text:p text:style-name="Standard">version 3.4.8</text:p>
      <text:list xml:id="list2167858371821963298" text:style-name="L80">
        <text:list-item>
          <text:p text:style-name="P92">This version deals more realistically with high magDrop lightcurves by defining a 'limiting magDrop' as: <text:line-break/><text:line-break/><text:tab/>limMagDrop = 2.5 * log10( B / std(A) ) <text:line-break/><text:line-break/><text:tab/>std(A) is the noise level of A.</text:p>
          <text:p text:style-name="P92"><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text:soft-page-break/>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8792842504458894743" text:style-name="L81">
        <text:list-item>
          <text:p text:style-name="P93">Automatically loads the correct version of Adv2<text:line-break/></text:p>
        </text:list-item>
      </text:list>
      <text:p text:style-name="Standard">version 3.4.6</text:p>
      <text:list xml:id="list5632522014021254083" text:style-name="L82">
        <text:list-item>
          <text:p text:style-name="P94">Adds AAV Version 2 file as a type that can be read (important when Do OCR check is enabled)</text:p>
        </text:list-item>
      </text:list>
      <text:p text:style-name="Standard"/>
      <text:p text:style-name="Standard">version 3.4.5</text:p>
      <text:list xml:id="list4480039308058369759" text:style-name="L83">
        <text:list-item>
          <text:p text:style-name="P95">Fixes block integration which was failing when more than 4 lightcurves were being processed.<text:line-break/></text:p>
        </text:list-item>
        <text:list-item>
          <text:p text:style-name="P95">Made use diff and Do OCR checkboxes sticky.<text:line-break/></text:p>
        </text:list-item>
      </text:list>
      <text:p text:style-name="Standard">version 3.4.4</text:p>
      <text:list xml:id="list8266501037132204117" text:style-name="L84">
        <text:list-item>
          <text:p text:style-name="P96">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1155512627729480248" text:style-name="L85">
        <text:list-item>
          <text:p text:style-name="P97">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6971799843635610320" text:style-name="L86">
        <text:list-item>
          <text:p text:style-name="P98">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3188297336144917540" text:style-name="L87">
        <text:list-item>
          <text:p text:style-name="P99">Some cosmetic changes: thinner vertical thins for edge position and error bars; checkboxes to control whether the underlying lightcurve is plotted, error bars are <text:soft-page-break/>plotted, or edges are plotted --- a cleaner plot is the major result and you have better control over the 'look'<text:line-break/></text:p>
        </text:list-item>
        <text:list-item>
          <text:p text:style-name="P99">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99">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2684981059480469221" text:style-name="L88">
        <text:list-item>
          <text:p text:style-name="P100">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6339313325363164043" text:style-name="L89">
        <text:list-item>
          <text:p text:style-name="P101">Automatically installs cv2 if not already present. <text:s/>This package is needed for the new frame view feature.<text:line-break/></text:p>
        </text:list-item>
      </text:list>
      <text:p text:style-name="Standard">version 3.3.8</text:p>
      <text:list xml:id="list5613481720685402416" text:style-name="L90">
        <text:list-item>
          <text:p text:style-name="P102">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5751099329443822479" text:style-name="L91">
        <text:list-item>
          <text:p text:style-name="P103">A new button (View frame) with an associated spinner for entry of a frame number has been added:</text:p>
          <text:p text:style-name="P103"/>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text:soft-page-break/>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2">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2">... write</text:span><text:span text:style-name="T14"> </text:span><text:span text:style-name="T13">report</text:span>, do a <text:span text:style-name="T13">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2682306096316560808" text:style-name="L92">
        <text:list-item>
          <text:p text:style-name="P104">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4701425625884125331" text:style-name="L93">
        <text:list-item>
          <text:p text:style-name="P105">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6088313947234489932" text:style-name="L94">
        <text:list-item>
          <text:p text:style-name="P106">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4198697353806580999" text:style-name="L95">
        <text:list-item>
          <text:p text:style-name="P107">Adds a 'false positive' detection to the final report. <text:s/>A new plot has been added <text:soft-page-break/>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4701546543474830617" text:style-name="L96">
        <text:list-item>
          <text:p text:style-name="P108">Changed main plot so that the scroll wheel only zooms the x axis.</text:p>
        </text:list-item>
        <text:list-item>
          <text:p text:style-name="P108">Changed lightcurve plot so that it conforms properly to 'start-of-exposure'.<text:line-break/></text:p>
        </text:list-item>
      </text:list>
      <text:p text:style-name="Standard">version 3.2.8</text:p>
      <text:list xml:id="list1616249368290011922" text:style-name="L97">
        <text:list-item>
          <text:p text:style-name="P109">Changed font size in help files --- it was fine for Mac but too big for Win10<text:line-break/></text:p>
        </text:list-item>
      </text:list>
      <text:p text:style-name="Standard">version 3.2.7</text:p>
      <text:list xml:id="list313071619492248859" text:style-name="L98">
        <text:list-item>
          <text:p text:style-name="P110">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6942472403472146372" text:style-name="L99">
        <text:list-item>
          <text:p text:style-name="P111">This is a 'cosmetic' release --- there should be NO detectable differences from version 3.2.5 in terms of functionality.</text:p>
        </text:list-item>
        <text:list-item>
          <text:p text:style-name="P111">All python files were brought into compliance with PEP 8 coding standards. <text:s/>Only I care about that.</text:p>
        </text:list-item>
        <text:list-item>
          <text:p text:style-name="P111">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11">All this 'cosmetic' work is in preparation for working on PyOTE issues again.<text:line-break/> </text:p>
        </text:list-item>
      </text:list>
      <text:p text:style-name="Standard">version 3.2.5</text:p>
      <text:list xml:id="list5905685586569470648" text:style-name="L100">
        <text:list-item>
          <text:p text:style-name="P112">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2733248655700487892" text:style-name="L101">
        <text:list-item>
          <text:p text:style-name="P113">Modified the test for newer version to accommodate the different strings returned by pip 18.1 and pip 19.0+</text:p>
        </text:list-item>
        <text:list-item>
          <text:p text:style-name="P113">Added ability to invoke PyOTE from PyMovie with an externally supplied csv file that is automatically opened.<text:line-break/></text:p>
        </text:list-item>
      </text:list>
      <text:p text:style-name="Standard"><text:soft-page-break/>version 3.2.3</text:p>
      <text:list xml:id="list3605418845973971525" text:style-name="L102">
        <text:list-item>
          <text:p text:style-name="P114">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14">Added support for the PyMovie csv format<text:line-break/></text:p>
        </text:list-item>
      </text:list>
      <text:p text:style-name="Standard">version 3.2.1</text:p>
      <text:list xml:id="list637581207722907613" text:style-name="L103">
        <text:list-item>
          <text:p text:style-name="P115">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873917594557355278" text:style-name="L104">
        <text:list-item>
          <text:p text:style-name="P116">Changed GUI to better align text on min max edit boxes to avoid confusion.<text:line-break/></text:p>
        </text:list-item>
      </text:list>
      <text:p text:style-name="Standard">version 3.1.9</text:p>
      <text:list xml:id="list9055531838410387954" text:style-name="L105">
        <text:list-item>
          <text:p text:style-name="P117">Fixed a bug in the test for a min/max solution search being constrained by a too large min value.<text:line-break/></text:p>
        </text:list-item>
      </text:list>
      <text:p text:style-name="Standard">version 3.1.8</text:p>
      <text:list xml:id="list4620815864513903406" text:style-name="L106">
        <text:list-item>
          <text:p text:style-name="P118">version 3.1.7 was released without an updated version history. <text:s/>Here is what was changed in 3.1.7:<text:line-break/></text:p>
        </text:list-item>
        <text:list-item>
          <text:p text:style-name="P118">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9049334700528693205" text:style-name="L107">
        <text:list-item>
          <text:p text:style-name="P119">Values entered in the Manual Timestamp Entry dialog box are now 'sticky', thus making corrections easy to do without requiring re-entry of all data. </text:p>
          <text:p text:style-name="P119"><text:line-break/><text:soft-page-break/>Also trapped is the case where a user has entered a custom frame time but failed to click the radio button indicating that it is to be used.<text:line-break/></text:p>
        </text:list-item>
      </text:list>
      <text:p text:style-name="Standard">version 3.1.5:</text:p>
      <text:list xml:id="list7139590679957682438" text:style-name="L108">
        <text:list-item>
          <text:p text:style-name="P120">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4946335126434974642" text:style-name="L109">
        <text:list-item>
          <text:p text:style-name="P121">Fixed error in new dropped reading detection logic when light curve was processed in field mode.<text:line-break/></text:p>
        </text:list-item>
        <text:list-item>
          <text:p text:style-name="P121">Cleaned up some language in tooltips.<text:line-break/></text:p>
        </text:list-item>
      </text:list>
      <text:p text:style-name="Standard">version 3.1.3:</text:p>
      <text:list xml:id="list5191243697543623320" text:style-name="L110">
        <text:list-item>
          <text:p text:style-name="P122">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22">Eliminated the 'entry num' column in the data matrix at the lower left of the GUI. The 'entry num' is unused and a possible source of confusion with the frame or field number for the unwary.<text:line-break/></text:p>
        </text:list-item>
        <text:list-item>
          <text:p text:style-name="P122">Added <text:span text:style-name="T11">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6093265245709070512" text:style-name="L111">
        <text:list-item>
          <text:p text:style-name="P123">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4370388306573329886" text:style-name="L112">
        <text:list-item>
          <text:p text:style-name="P124">A convenient way to search for a 'solution' is to set a min and max event size <text:soft-page-break/>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24">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24">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1978265997947648087" text:style-name="L113">
        <text:list-item>
          <text:p text:style-name="P125">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236800981947896370" text:style-name="L114">
        <text:list-item>
          <text:p text:style-name="P126">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6815594347818783904" text:style-name="L115">
        <text:list-item>
          <text:p text:style-name="P127">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3237161224687501927" text:style-name="L116">
        <text:list-item>
          <text:p text:style-name="P128">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2284309349706964250" text:style-name="L117">
        <text:list-item>
          <text:p text:style-name="P129">We now disable the Accept integration button on the first left click in the light curve. <text:s/>As such a click removes the color bars that result from the automatic <text:soft-page-break/>block integration analysis, it seems intuitive to disable the Accept integration button at that time as well.<text:line-break/></text:p>
        </text:list-item>
      </text:list>
      <text:p text:style-name="Standard">version 2.1.5:</text:p>
      <text:list xml:id="list2484049114814433795" text:style-name="L118">
        <text:list-item>
          <text:p text:style-name="P130">Disable the Accept integration button when user overrides an automatic block analysis with a manual block selection followed by a click on the Block integrate button.<text:line-break/></text:p>
        </text:list-item>
      </text:list>
      <text:p text:style-name="Standard">version 2.1.4:</text:p>
      <text:list xml:id="list671139756178525523" text:style-name="L119">
        <text:list-item>
          <text:p text:style-name="P131">Corrected a bug that kept manual selection of block integration from being performed after a refusal to accept the automatic block analysis results.<text:line-break/></text:p>
        </text:list-item>
      </text:list>
      <text:p text:style-name="Standard">version 2.1.3:</text:p>
      <text:list xml:id="list5735861939672241933" text:style-name="L120">
        <text:list-item>
          <text:p text:style-name="P132">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3348763346539708726" text:style-name="L121">
        <text:list-item>
          <text:p text:style-name="P133">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1051996102320987139" text:style-name="L122">
        <text:list-item>
          <text:p text:style-name="P134">Added progress bar tracking of block integration analysis because it can take an extended amount of time to complete the analysis when the light curve has many points.<text:line-break/></text:p>
        </text:list-item>
      </text:list>
      <text:p text:style-name="Standard">version 2.1.0</text:p>
      <text:list xml:id="list6353924641469191504" text:style-name="L123">
        <text:list-item>
          <text:p text:style-name="P135">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6221504180547890175" text:style-name="L124">
        <text:list-item>
          <text:p text:style-name="P136">Made the selection of Tooltip display 'sticky'</text:p>
        </text:list-item>
        <text:list-item>
          <text:p text:style-name="P136">Duration calculation when D and R span midnight now handled correctly</text:p>
        </text:list-item>
      </text:list>
      <text:p text:style-name="Standard"/>
      <text:p text:style-name="Standard">version 2.0.8</text:p>
      <text:list xml:id="list558366705842560831" text:style-name="L125">
        <text:list-item>
          <text:p text:style-name="P137">toolTips changed to invoke and display in a custom dialog box that can be moved and resized to better accommodate legacy displays</text:p>
        </text:list-item>
        <text:list-item>
          <text:p text:style-name="P137">Calc flash timing calculation fixed to properly deal with the non-integer frame numbers that can result from field processed csv files</text:p>
        </text:list-item>
        <text:list-item>
          <text:p text:style-name="P137">Flash timing has been verified to work with integrated light curves</text:p>
        </text:list-item>
        <text:list-item>
          <text:p text:style-name="P137">Made block integration 'sticky' in that a 'Start over' no longer undoes a previous block integration. As a result, once block integration has been performed after a <text:soft-page-break/>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5067548090091766333" text:style-name="L126">
        <text:list-item>
          <text:p text:style-name="P138">Adds a button to calculate the edge position of an LED timing flash.</text:p>
        </text:list-item>
        <text:list-item>
          <text:p text:style-name="P138">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38">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38">Adds a checkbox to force manual entry of timestamp info. <text:s/>This is useful when OCR on a VTI timed light curve has catastrophic errors. <text:s/>It is always employed when using LED flash timing.</text:p>
        </text:list-item>
      </text:list>
      <text:list xml:id="list4460507851879724080" text:style-name="L127">
        <text:list-item>
          <text:p text:style-name="P139">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8694567834869597089" text:style-name="L128">
        <text:list-item>
          <text:p text:style-name="P140">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725383631119675225" text:style-name="L129">
        <text:list-item>
          <text:p text:style-name="P141">files generated by pyote now contain PYOTE in the filename.<text:line-break/></text:p>
        </text:list-item>
        <text:list-item>
          <text:p text:style-name="P141">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9069366890084451403" text:style-name="L130">
        <text:list-item>
          <text:p text:style-name="P142">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1215687284529195995" text:style-name="L131">
        <text:list-item>
          <text:p text:style-name="P143">detects and handles situations in which fewer than 14 baseline points are available for calculation of correlated noise coefficients. <text:s/>When fewer than 14 points are available, the correlation coefficients are set to: [1, 0, …] (i.e., <text:soft-page-break/>coefficients are set to 'no correlated noise')</text:p>
        </text:list-item>
      </text:list>
      <text:p text:style-name="Standard"/>
      <text:p text:style-name="Standard">version 2.0.2</text:p>
      <text:list xml:id="list4328471064679875100" text:style-name="L132">
        <text:list-item>
          <text:p text:style-name="P144">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1079774296658130788" text:style-name="L133">
        <text:list-item>
          <text:p text:style-name="P145">improved handling of D and R region selection so that one cannot enter an invalid configuration --- automatic corrections/changes are applied.<text:line-break/></text:p>
        </text:list-item>
        <text:list-item>
          <text:p text:style-name="P145">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45">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3289939037733782656" text:style-name="L134">
        <text:list-item>
          <text:p text:style-name="P146">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4577192371431827961" text:style-name="L135">
        <text:list-item>
          <text:p text:style-name="P147">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47">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1387224143491645920" text:style-name="L136">
        <text:list-item>
          <text:p text:style-name="P148">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891906984678701780" text:style-name="L137">
        <text:list-item>
          <text:p text:style-name="P149"><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49">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49">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49">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8354444761512281288" text:style-name="L138">
        <text:list-item>
          <text:p text:style-name="P150">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07T07:54:17</dc:date>
    <meta:editing-cycles>176</meta:editing-cycles>
    <meta:editing-duration>P1DT1H51M19S</meta:editing-duration>
    <dc:creator>Robert Anderson</dc:creator>
    <meta:document-statistic meta:table-count="0" meta:image-count="3" meta:object-count="0" meta:page-count="25" meta:paragraph-count="367" meta:word-count="9695" meta:character-count="56504"/>
    <meta:template xlink:type="simple" xlink:actuate="onRequest" xlink:title="" xlink:href="Normal"/>
  </office:meta>
</office:document-meta>
</file>